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Definitions" style:family="table">
      <style:table-properties style:width="17.595cm" fo:margin-left="0cm" fo:margin-right="-0.005cm" table:align="margins"/>
    </style:style>
    <style:style style:name="Definitions.A" style:family="table-column">
      <style:table-column-properties style:column-width="3.814cm" style:rel-column-width="14201*"/>
    </style:style>
    <style:style style:name="Definitions.B" style:family="table-column">
      <style:table-column-properties style:column-width="13.781cm" style:rel-column-width="51334*"/>
    </style:style>
    <style:style style:name="Definitions.A1" style:family="table-cell" style:data-style-name="N5100">
      <style:table-cell-properties fo:background-color="#0099ff" fo:padding="0.097cm" fo:border-left="0.088cm solid #000080" fo:border-right="none" fo:border-top="0.088cm solid #000080" fo:border-bottom="0.088cm solid #000080">
        <style:background-image/>
      </style:table-cell-properties>
    </style:style>
    <style:style style:name="Definitions.B1" style:family="table-cell" style:data-style-name="N5100">
      <style:table-cell-properties fo:background-color="#0099ff" fo:padding="0.097cm" fo:border="0.088cm solid #000080">
        <style:background-image/>
      </style:table-cell-properties>
    </style:style>
    <style:style style:name="Definitions.A2" style:family="table-cell" style:data-style-name="N5100">
      <style:table-cell-properties fo:background-color="#ffffff" fo:padding="0.097cm" fo:border-left="0.088cm solid #000080" fo:border-right="none" fo:border-top="none" fo:border-bottom="0.088cm solid #000080">
        <style:background-image/>
      </style:table-cell-properties>
    </style:style>
    <style:style style:name="Definitions.B2" style:family="table-cell" style:data-style-name="N5000">
      <style:table-cell-properties fo:background-color="#ffffff" fo:padding="0.097cm" fo:border-left="0.088cm solid #000080" fo:border-right="0.088cm solid #000080" fo:border-top="none" fo:border-bottom="0.088cm solid #000080">
        <style:background-image/>
      </style:table-cell-properties>
    </style:style>
    <style:style style:name="Definitions.B5" style:family="table-cell">
      <style:table-cell-properties fo:background-color="#ffffff" fo:padding="0.097cm" fo:border-left="0.088cm solid #000080" fo:border-right="0.088cm solid #000080" fo:border-top="none" fo:border-bottom="0.088cm solid #000080">
        <style:background-image/>
      </style:table-cell-properties>
    </style:style>
    <style:style style:name="Issues" style:family="table">
      <style:table-properties style:width="17.59cm" table:align="margins"/>
    </style:style>
    <style:style style:name="Issues.A" style:family="table-column">
      <style:table-column-properties style:column-width="4.39cm" style:rel-column-width="16360*"/>
    </style:style>
    <style:style style:name="Issues.B" style:family="table-column">
      <style:table-column-properties style:column-width="13.199cm" style:rel-column-width="49175*"/>
    </style:style>
    <style:style style:name="Issues.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Issues.B1" style:family="table-cell">
      <style:table-cell-properties fo:background-color="#000080" fo:padding="0.097cm" fo:border="0.002cm solid #000000">
        <style:background-image/>
      </style:table-cell-properties>
    </style:style>
    <style:style style:name="Issues.A2" style:family="table-cell">
      <style:table-cell-properties fo:background-color="#4d4d4d" fo:padding="0.097cm" fo:border-left="0.002cm solid #000000" fo:border-right="none" fo:border-top="none" fo:border-bottom="0.002cm solid #000000">
        <style:background-image/>
      </style:table-cell-properties>
    </style:style>
    <style:style style:name="Issues.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P1" style:family="paragraph" style:parent-style-name="Table_20_Contents">
      <style:paragraph-properties fo:text-align="start" style:justify-single-word="false"/>
      <style:text-properties fo:color="#ffffff" style:text-outline="false" style:text-line-through-styl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P2"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Table_20_Contents">
      <style:paragraph-properties fo:text-align="start"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Table_20_Contents">
      <style:paragraph-properties fo:text-align="start"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5" style:family="paragraph" style:parent-style-name="Text_20_body" style:list-style-name="L1"/>
    <style:style style:name="P6" style:family="paragraph" style:parent-style-name="Text_20_body" style:list-style-name="L1"/>
    <style:style style:name="P7" style:family="paragraph" style:parent-style-name="Text_20_body" style:list-style-name="L2"/>
    <style:style style:name="fr1"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5000" number:language="en" number:country="US">
      <number:number number:min-integer-digits="1"/>
    </number:number-style>
    <number:text-style style:name="N5100" number:language="en" number:country="US">
      <number:text-content/>
    </number:tex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efinitions:</text:h>
      <table:table table:name="Definitions" table:style-name="Definitions">
        <table:table-column table:style-name="Definitions.A"/>
        <table:table-column table:style-name="Definitions.B"/>
        <table:table-row>
          <table:table-cell table:style-name="Definitions.A1" office:value-type="float" office:value="0">
            <text:p text:style-name="P1">Term</text:p>
          </table:table-cell>
          <table:table-cell table:style-name="Definitions.B1" office:value-type="float">
            <text:p text:style-name="P1"/>
          </table:table-cell>
        </table:table-row>
        <table:table-row>
          <table:table-cell table:style-name="Definitions.A2" office:value-type="float" office:value="0">
            <text:p text:style-name="P3">Replication Group</text:p>
          </table:table-cell>
          <table:table-cell table:style-name="Definitions.B2" office:value-type="float">
            <text:p text:style-name="P3"/>
          </table:table-cell>
        </table:table-row>
        <table:table-row>
          <table:table-cell table:style-name="Definitions.A2" office:value-type="float" office:value="0">
            <text:p text:style-name="P3">Service Instance</text:p>
          </table:table-cell>
          <table:table-cell table:style-name="Definitions.B2" office:value-type="float">
            <text:p text:style-name="P3"/>
          </table:table-cell>
        </table:table-row>
        <table:table-row>
          <table:table-cell table:style-name="Definitions.A2" office:value-type="float" office:value="0">
            <text:p text:style-name="P3">Server</text:p>
          </table:table-cell>
          <table:table-cell table:style-name="Definitions.B2" office:value-type="float">
            <text:p text:style-name="P3"/>
          </table:table-cell>
        </table:table-row>
        <table:table-row>
          <table:table-cell table:style-name="Definitions.A2" office:value-type="float" office:value="0">
            <text:p text:style-name="P3">VPS</text:p>
          </table:table-cell>
          <table:table-cell table:style-name="Definitions.B5" office:value-type="string">
            <text:p text:style-name="P3">Virtual Private Server</text:p>
          </table:table-cell>
        </table:table-row>
        <table:table-row>
          <table:table-cell table:style-name="Definitions.A2" office:value-type="float" office:value="0">
            <text:p text:style-name="P3">Application Instance Role</text:p>
          </table:table-cell>
          <table:table-cell table:style-name="Definitions.B5" office:value-type="string">
            <text:p text:style-name="P3"/>
          </table:table-cell>
        </table:table-row>
        <table:table-row>
          <table:table-cell table:style-name="Definitions.A2" office:value-type="float" office:value="0">
            <text:p text:style-name="P3">Application Instance</text:p>
          </table:table-cell>
          <table:table-cell table:style-name="Definitions.B5" office:value-type="string">
            <text:p text:style-name="P3"/>
          </table:table-cell>
        </table:table-row>
        <table:table-row>
          <table:table-cell table:style-name="Definitions.A2" office:value-type="float">
            <text:p text:style-name="P3"/>
          </table:table-cell>
          <table:table-cell table:style-name="Definitions.B5" office:value-type="string">
            <text:p text:style-name="P3"/>
          </table:table-cell>
        </table:table-row>
      </table:table>
      <text:p text:style-name="Text_20_body"/>
      <text:h text:style-name="Heading_20_1" text:outline-level="1">Functional Decomposition</text:h>
      <text:p text:style-name="Text_20_body"/>
      <text:p text:style-name="Text_20_body"><draw:frame draw:style-name="fr1" draw:name="Object1" text:anchor-type="paragraph" svg:x="1.773cm" svg:y="0.459cm" svg:width="21.59cm" svg:height="11.423cm" draw:z-index="0"><draw:object xlink:href="./Object 1" xlink:type="simple" xlink:show="embed" xlink:actuate="onLoad"/><draw:image xlink:href="./ObjectReplacements/Object 1" xlink:type="simple" xlink:show="embed" xlink:actuate="onLoad"/></draw:frame></text:p>
      <text:p text:style-name="Text_20_body"/>
      <text:h text:style-name="Heading_20_1" text:outline-level="1">Availability</text:h>
      <table:table table:name="Issues" table:style-name="Issues">
        <table:table-column table:style-name="Issues.A"/>
        <table:table-column table:style-name="Issues.B"/>
        <table:table-row>
          <table:table-cell table:style-name="Issues.A1" office:value-type="string">
            <text:p text:style-name="P2">Issue Name</text:p>
          </table:table-cell>
          <table:table-cell table:style-name="Issues.B1" office:value-type="string">
            <text:p text:style-name="P2">Description</text:p>
          </table:table-cell>
        </table:table-row>
        <table:table-row>
          <table:table-cell table:style-name="Issues.A2" office:value-type="string">
            <text:p text:style-name="P2"/>
          </table:table-cell>
          <table:table-cell table:style-name="Issues.B2" office:value-type="string">
            <text:p text:style-name="P4">No direct control over the 'placement' of the VPS instances</text:p>
          </table:table-cell>
        </table:table-row>
        <table:table-row>
          <table:table-cell table:style-name="Issues.A2" office:value-type="string">
            <text:p text:style-name="P2"/>
          </table:table-cell>
          <table:table-cell table:style-name="Issues.B2" office:value-type="string">
            <text:p text:style-name="P4"/>
          </table:table-cell>
        </table:table-row>
      </table:table>
      <text:p text:style-name="Text_20_body"/>
      <text:h text:style-name="Heading_20_2" text:outline-level="2">Failure Modes</text:h>
      <text:list text:style-name="L1">
        <text:list-item>
          <text:p text:style-name="P5">Connectivity level</text:p>
        </text:list-item>
        <text:list-item>
          <text:p text:style-name="P5">Machine level</text:p>
        </text:list-item>
      </text:list>
      <text:h text:style-name="Heading_20_2" text:outline-level="2">Replication</text:h>
      <text:list text:style-name="L2">
        <text:list-item>
          <text:p text:style-name="P7">Replication group: 2 machines</text:p>
        </text:list-item>
      </text:list>
      <text:p text:style-name="Text_20_body">The replication process requires a 'replication group' </text:p>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cm" fo:margin-bottom="0cm"/>
      <style:text-properties style:font-name="Liberation Mono" fo:font-size="10pt" style:font-name-asian="Liberation Mono" style:font-size-asian="10pt" style:font-name-complex="Liberation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creation-date>2007-06-03T15:39:10</meta:creation-date>
    <dc:creator>Jean-Lou Dupont</dc:creator>
    <dc:date>2007-06-12T14:52:13</dc:date>
    <dc:language>en-US</dc:language>
    <meta:editing-cycles>3</meta:editing-cycles>
    <meta:editing-duration>PT11S</meta:editing-duration>
    <meta:user-defined meta:name="Info 1"/>
    <meta:user-defined meta:name="Info 2"/>
    <meta:user-defined meta:name="Info 3"/>
    <meta:user-defined meta:name="Info 4"/>
    <meta:document-statistic meta:table-count="2" meta:image-count="0" meta:object-count="1" meta:page-count="2" meta:paragraph-count="20" meta:word-count="50" meta:character-count="38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vertical-align="middle" draw:auto-grow-height="false" fo:min-height="0.749cm" fo:min-width="0.499cm"/>
    </style:style>
    <style:style style:name="P1" style:family="paragraph">
      <style:paragraph-properties fo:margin-left="0cm" fo:margin-right="0cm" fo:text-align="center" fo:text-indent="0cm"/>
    </style:style>
    <style:style style:name="P2" style:family="paragraph">
      <style:paragraph-properties fo:text-align="cente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rect draw:style-name="gr1" draw:text-style-name="P2" draw:id="id2" draw:layer="layout" svg:width="4.445cm" svg:height="1.27cm" svg:x="2.27cm" svg:y="6.08cm">
          <text:p text:style-name="P1">VPS instance</text:p>
        </draw:rect>
        <draw:rect draw:style-name="gr1" draw:text-style-name="P2" draw:id="id3" draw:layer="layout" svg:width="2.54cm" svg:height="1.27cm" svg:x="3.54cm" svg:y="9.255cm">
          <text:p text:style-name="P1">Machine</text:p>
        </draw:rect>
        <draw:rect draw:style-name="gr1" draw:text-style-name="P2" draw:id="id1" draw:layer="layout" svg:width="6.35cm" svg:height="1.27cm" svg:x="1.635cm" svg:y="2.905cm">
          <text:p text:style-name="P1">Application Instance</text:p>
        </draw:rect>
        <draw:connector draw:style-name="gr2" draw:text-style-name="P2" draw:layer="layout" svg:x1="4.81cm" svg:y1="4.175cm" svg:x2="4.492cm" svg:y2="6.08cm" draw:start-shape="id1" draw:start-glue-point="2" draw:end-shape="id2" draw:end-glue-point="0">
          <text:p/>
        </draw:connector>
        <draw:connector draw:style-name="gr2" draw:text-style-name="P2" draw:layer="layout" svg:x1="4.492cm" svg:y1="7.35cm" svg:x2="4.81cm" svg:y2="9.255cm" draw:start-shape="id2" draw:start-glue-point="2" draw:end-shape="id3" draw:end-glue-point="0">
          <text:p/>
        </draw:connector>
        <draw:custom-shape draw:style-name="gr3" draw:text-style-name="P2" draw:id="id7" draw:layer="layout" svg:width="3.175cm" svg:height="1.27cm" svg:x="7.985cm" svg:y="9.255cm">
          <text:p text:style-name="P1">Network</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rect draw:style-name="gr1" draw:text-style-name="P2" draw:id="id5" draw:layer="layout" svg:width="4.445cm" svg:height="1.27cm" svg:x="13.065cm" svg:y="6.08cm">
          <text:p text:style-name="P1">VPS instance</text:p>
        </draw:rect>
        <draw:rect draw:style-name="gr1" draw:text-style-name="P2" draw:id="id6" draw:layer="layout" svg:width="2.54cm" svg:height="1.27cm" svg:x="14.335cm" svg:y="9.255cm">
          <text:p text:style-name="P1">Machine</text:p>
        </draw:rect>
        <draw:rect draw:style-name="gr1" draw:text-style-name="P2" draw:id="id4" draw:layer="layout" svg:width="6.35cm" svg:height="1.27cm" svg:x="12.43cm" svg:y="2.905cm">
          <text:p text:style-name="P1">Application Instance</text:p>
        </draw:rect>
        <draw:connector draw:style-name="gr2" draw:text-style-name="P2" draw:layer="layout" svg:x1="15.605cm" svg:y1="4.175cm" svg:x2="15.287cm" svg:y2="6.08cm" draw:start-shape="id4" draw:start-glue-point="2" draw:end-shape="id5" draw:end-glue-point="0">
          <text:p/>
        </draw:connector>
        <draw:connector draw:style-name="gr2" draw:text-style-name="P2" draw:layer="layout" svg:x1="15.287cm" svg:y1="7.35cm" svg:x2="15.605cm" svg:y2="9.255cm" draw:start-shape="id5" draw:start-glue-point="2" draw:end-shape="id6" draw:end-glue-point="0">
          <text:p/>
        </draw:connector>
        <draw:connector draw:style-name="gr2" draw:text-style-name="P2" draw:layer="layout" svg:x1="6.08cm" svg:y1="9.89cm" svg:x2="7.985cm" svg:y2="9.89cm" draw:start-shape="id3" draw:start-glue-point="1" draw:end-shape="id7" draw:end-glue-point="3">
          <text:p/>
        </draw:connector>
        <draw:connector draw:style-name="gr2" draw:text-style-name="P2" draw:layer="layout" svg:x1="11.16cm" svg:y1="9.89cm" svg:x2="14.335cm" svg:y2="9.89cm" draw:start-shape="id7" draw:start-glue-point="1" draw:end-shape="id6" draw:end-glue-point="3">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